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9.767cm" table:align="left"/>
    </style:style>
    <style:style style:name="Tabla1.A" style:family="table-column">
      <style:table-column-properties style:column-width="3.071cm"/>
    </style:style>
    <style:style style:name="Tabla1.B" style:family="table-column">
      <style:table-column-properties style:column-width="2.327cm"/>
    </style:style>
    <style:style style:name="Tabla1.C" style:family="table-column">
      <style:table-column-properties style:column-width="2.824cm"/>
    </style:style>
    <style:style style:name="Tabla1.D" style:family="table-column">
      <style:table-column-properties style:column-width="1.545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9.767cm" table:align="left"/>
    </style:style>
    <style:style style:name="Tabla2.A" style:family="table-column">
      <style:table-column-properties style:column-width="3.071cm"/>
    </style:style>
    <style:style style:name="Tabla2.B" style:family="table-column">
      <style:table-column-properties style:column-width="2.327cm"/>
    </style:style>
    <style:style style:name="Tabla2.C" style:family="table-column">
      <style:table-column-properties style:column-width="2.824cm"/>
    </style:style>
    <style:style style:name="Tabla2.D" style:family="table-column">
      <style:table-column-properties style:column-width="1.545cm"/>
    </style:style>
    <style:style style:name="Tabla2.A1" style:family="table-cell">
      <style:table-cell-properties style:vertical-align="middle" fo:padding="0.049cm" fo:border="none"/>
    </style:style>
    <style:style style:name="P1" style:family="paragraph" style:parent-style-name="Heading_20_1">
      <style:paragraph-properties fo:text-align="start" style:justify-single-word="false"/>
      <style:text-properties officeooo:rsid="0020a9b4" officeooo:paragraph-rsid="0020a9b4"/>
    </style:style>
    <style:style style:name="P2" style:family="paragraph" style:parent-style-name="Standard">
      <style:paragraph-properties fo:text-align="start" style:justify-single-word="false"/>
      <style:text-properties officeooo:rsid="0020a9b4" officeooo:paragraph-rsid="0020a9b4"/>
    </style:style>
    <style:style style:name="P3" style:family="paragraph" style:parent-style-name="Standard">
      <style:paragraph-properties fo:text-align="center" style:justify-single-word="false"/>
      <style:text-properties officeooo:rsid="0020a9b4" officeooo:paragraph-rsid="0020a9b4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1) (Tablas y probabilidad condicional)</text:h>
      <text:p text:style-name="Text_20_body">Un estudio sobre reincidencia a los seis meses sugiere que la probabilidad puede depender de los años de educación formal.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header-rows>
          <table:table-row>
            <table:table-cell table:style-name="Tabla1.A1" office:value-type="string">
              <text:p text:style-name="Table_20_Heading">Educación</text:p>
            </table:table-cell>
            <table:table-cell table:style-name="Tabla1.A1" office:value-type="string">
              <text:p text:style-name="Table_20_Heading">Reincidente</text:p>
            </table:table-cell>
            <table:table-cell table:style-name="Tabla1.A1" office:value-type="string">
              <text:p text:style-name="Table_20_Heading">No reincidente</text:p>
            </table:table-cell>
            <table:table-cell table:style-name="Tabla1.A1" office:value-type="string">
              <text:p text:style-name="Table_20_Heading">Totales</text:p>
            </table:table-cell>
          </table:table-row>
        </table:table-header-rows>
        <table:table-row>
          <table:table-cell table:style-name="Tabla1.A1" office:value-type="string">
            <text:p text:style-name="Table_20_Contents">7 años o más</text:p>
          </table:table-cell>
          <table:table-cell table:style-name="Tabla1.A1" office:value-type="string">
            <text:p text:style-name="Table_20_Contents"><text:span text:style-name="Strong_20_Emphasis">0,18</text:span></text:p>
          </table:table-cell>
          <table:table-cell table:style-name="Tabla1.A1" office:value-type="string">
            <text:p text:style-name="Table_20_Contents"><text:span text:style-name="Strong_20_Emphasis">0,37</text:span></text:p>
          </table:table-cell>
          <table:table-cell table:style-name="Tabla1.A1" office:value-type="string">
            <text:p text:style-name="Table_20_Contents"><text:span text:style-name="Strong_20_Emphasis">0,55</text:span></text:p>
          </table:table-cell>
        </table:table-row>
        <table:table-row>
          <table:table-cell table:style-name="Tabla1.A1" office:value-type="string">
            <text:p text:style-name="Table_20_Contents">Menos de 7 años</text:p>
          </table:table-cell>
          <table:table-cell table:style-name="Tabla1.A1" office:value-type="string">
            <text:p text:style-name="Table_20_Contents"><text:span text:style-name="Strong_20_Emphasis">0,10</text:span></text:p>
          </table:table-cell>
          <table:table-cell table:style-name="Tabla1.A1" office:value-type="string">
            <text:p text:style-name="Table_20_Contents"><text:span text:style-name="Strong_20_Emphasis">0,35</text:span></text:p>
          </table:table-cell>
          <table:table-cell table:style-name="Tabla1.A1" office:value-type="string">
            <text:p text:style-name="Table_20_Contents"><text:span text:style-name="Strong_20_Emphasis">0,45</text:span>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Totales</text:span></text:p>
          </table:table-cell>
          <table:table-cell table:style-name="Tabla1.A1" office:value-type="string">
            <text:p text:style-name="Table_20_Contents"><text:span text:style-name="Strong_20_Emphasis">0,28</text:span></text:p>
          </table:table-cell>
          <table:table-cell table:style-name="Tabla1.A1" office:value-type="string">
            <text:p text:style-name="Table_20_Contents"><text:span text:style-name="Strong_20_Emphasis">0,72</text:span></text:p>
          </table:table-cell>
          <table:table-cell table:style-name="Tabla1.A1" office:value-type="string">
            <text:p text:style-name="Table_20_Contents"><text:span text:style-name="Strong_20_Emphasis">1,00</text:span></text:p>
          </table:table-cell>
        </table:table-row>
      </table:table>
      <text:p text:style-name="Text_20_body">Se elige al azar una persona. Definí:</text:p>
      <text:list text:style-name="L1">
        <text:list-item>
          <text:p text:style-name="P4">A: “la persona tiene 7 años o más de educación”.</text:p>
        </text:list-item>
        <text:list-item>
          <text:p text:style-name="P4">B: “la persona reincide dentro de los seis meses”.</text:p>
        </text:list-item>
      </text:list>
      <text:p text:style-name="Text_20_body">Determiná usando definiciones/teoremas/axiomas:<text:line-break/>a) P(A), P(B), P(A∩B), P(A∪B).<text:line-break/>b) P(A∣B) y P(A∣Bc).</text:p>
      <text:p text:style-name="Horizontal_20_Line"/>
      <text:h text:style-name="Heading_20_2" text:outline-level="2">2) (Conteo/combinatoria con condición)</text:h>
      <text:p text:style-name="Text_20_body">Un Departamento tiene seis docentes titulares: <text:span text:style-name="Strong_20_Emphasis">Newton (N)</text:span>, <text:span text:style-name="Strong_20_Emphasis">Noether (N)</text:span>, <text:span text:style-name="Strong_20_Emphasis">Riemann (R)</text:span>, <text:span text:style-name="Strong_20_Emphasis">Euler (E)</text:span>, <text:span text:style-name="Strong_20_Emphasis">Poincaré (P)</text:span> y <text:span text:style-name="Strong_20_Emphasis">Pascal (P)</text:span>. Se eligen <text:span text:style-name="Strong_20_Emphasis">tres</text:span> al azar, sin reemplazo.</text:p>
      <text:p text:style-name="Text_20_body">a) La probabilidad de que <text:span text:style-name="Strong_20_Emphasis">al menos uno</text:span> tenga apellido que comience con <text:span text:style-name="Strong_20_Emphasis">N</text:span>.<text:line-break/>b) Si dos de los seleccionados tienen <text:span text:style-name="Strong_20_Emphasis">la misma inicial</text:span>, ¿cuál es la probabilidad de que esa inicial sea <text:span text:style-name="Strong_20_Emphasis">N</text:span>?</text:p>
      <text:p text:style-name="Horizontal_20_Line"/>
      <text:h text:style-name="Heading_20_2" text:outline-level="2">3) (Normal)</text:h>
      <text:p text:style-name="Text_20_body">Sea  X∼N(μ=50, σ=4). Hallar:<text:line-break/>a) P(X&lt;42)<text:line-break/>b) k tal que P(X&lt;k)=0,031<text:line-break/>c) k tal que P(X&gt;k)=0,61<text:line-break/>d) P(46&lt;X&lt;58)</text:p>
      <text:p text:style-name="Text_20_body">(En cada inciso, graficá la normal e indicá áreas.)</text:p>
      <text:p text:style-name="Horizontal_20_Line"/>
      <text:h text:style-name="Heading_20_2" text:outline-level="2">4) (Tolerancias con normal)</text:h>
      <text:p text:style-name="Text_20_body">Un proceso produce una dimensión que es normal con media <text:span text:style-name="Strong_20_Emphasis">120</text:span> y desvío estándar <text:span text:style-name="Strong_20_Emphasis">8</text:span>. Se quiere fijar una tolerancia simétrica ±d tal que la <text:span text:style-name="Strong_20_Emphasis">especificación cubra el 92%</text:span> de las mediciones. Determinar d e indicar el intervalo  [120−d, 120+d]. Graficar.</text:p>
      <text:p text:style-name="Standard"><text:tab/></text:p>
      <text:p text:style-name="Standard"/>
      <text:p text:style-name="Standard"><text:soft-page-break/></text:p>
      <text:p text:style-name="Standard"/>
      <text:p text:style-name="P3">SEGUNDO MODELO </text:p>
      <text:h text:style-name="P1" text:outline-level="1">Parcial — Nueva versión (mismos ejercicios, valores cambiados)</text:h>
      <text:h text:style-name="Heading_20_2" text:outline-level="2">1) (Tabla y probabilidad condicional)</text:h>
      <text:p text:style-name="Text_20_body">Un estudio sobre reincidencia a los seis meses sugiere que la probabilidad puede depender de los años de educación formal.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header-rows>
          <table:table-row>
            <table:table-cell table:style-name="Tabla2.A1" office:value-type="string">
              <text:p text:style-name="Table_20_Heading">Educación</text:p>
            </table:table-cell>
            <table:table-cell table:style-name="Tabla2.A1" office:value-type="string">
              <text:p text:style-name="Table_20_Heading">Reincidente</text:p>
            </table:table-cell>
            <table:table-cell table:style-name="Tabla2.A1" office:value-type="string">
              <text:p text:style-name="Table_20_Heading">No reincidente</text:p>
            </table:table-cell>
            <table:table-cell table:style-name="Tabla2.A1" office:value-type="string">
              <text:p text:style-name="Table_20_Heading">Totales</text:p>
            </table:table-cell>
          </table:table-row>
        </table:table-header-rows>
        <table:table-row>
          <table:table-cell table:style-name="Tabla2.A1" office:value-type="string">
            <text:p text:style-name="Table_20_Contents">7 años o más</text:p>
          </table:table-cell>
          <table:table-cell table:style-name="Tabla2.A1" office:value-type="string">
            <text:p text:style-name="Table_20_Contents"><text:span text:style-name="Strong_20_Emphasis">0,12</text:span></text:p>
          </table:table-cell>
          <table:table-cell table:style-name="Tabla2.A1" office:value-type="string">
            <text:p text:style-name="Table_20_Contents"><text:span text:style-name="Strong_20_Emphasis">0,28</text:span></text:p>
          </table:table-cell>
          <table:table-cell table:style-name="Tabla2.A1" office:value-type="string">
            <text:p text:style-name="Table_20_Contents"><text:span text:style-name="Strong_20_Emphasis">0,40</text:span></text:p>
          </table:table-cell>
        </table:table-row>
        <table:table-row>
          <table:table-cell table:style-name="Tabla2.A1" office:value-type="string">
            <text:p text:style-name="Table_20_Contents">Menos de 7 años</text:p>
          </table:table-cell>
          <table:table-cell table:style-name="Tabla2.A1" office:value-type="string">
            <text:p text:style-name="Table_20_Contents"><text:span text:style-name="Strong_20_Emphasis">0,26</text:span></text:p>
          </table:table-cell>
          <table:table-cell table:style-name="Tabla2.A1" office:value-type="string">
            <text:p text:style-name="Table_20_Contents"><text:span text:style-name="Strong_20_Emphasis">0,34</text:span></text:p>
          </table:table-cell>
          <table:table-cell table:style-name="Tabla2.A1" office:value-type="string">
            <text:p text:style-name="Table_20_Contents"><text:span text:style-name="Strong_20_Emphasis">0,60</text:span></text:p>
          </table:table-cell>
        </table:table-row>
        <table:table-row>
          <table:table-cell table:style-name="Tabla2.A1" office:value-type="string">
            <text:p text:style-name="Table_20_Contents"><text:span text:style-name="Strong_20_Emphasis">Totales</text:span></text:p>
          </table:table-cell>
          <table:table-cell table:style-name="Tabla2.A1" office:value-type="string">
            <text:p text:style-name="Table_20_Contents"><text:span text:style-name="Strong_20_Emphasis">0,38</text:span></text:p>
          </table:table-cell>
          <table:table-cell table:style-name="Tabla2.A1" office:value-type="string">
            <text:p text:style-name="Table_20_Contents"><text:span text:style-name="Strong_20_Emphasis">0,62</text:span></text:p>
          </table:table-cell>
          <table:table-cell table:style-name="Tabla2.A1" office:value-type="string">
            <text:p text:style-name="Table_20_Contents"><text:span text:style-name="Strong_20_Emphasis">1,00</text:span></text:p>
          </table:table-cell>
        </table:table-row>
      </table:table>
      <text:p text:style-name="Text_20_body">Se selecciona al azar una persona. Definí:</text:p>
      <text:list text:style-name="L2">
        <text:list-item>
          <text:p text:style-name="P5">A: “la persona tiene 7 años o más de educación”.</text:p>
        </text:list-item>
        <text:list-item>
          <text:p text:style-name="P5">B: “la persona reincide dentro de los seis meses”.</text:p>
        </text:list-item>
      </text:list>
      <text:p text:style-name="Text_20_body">Determinar utilizando definiciones/teoremas/axiomas:<text:line-break/>a) P(A), P(B), P(A∩B), P(A∪B).<text:line-break/>b) P(A∣B) y P(A∣Bc).</text:p>
      <text:p text:style-name="Horizontal_20_Line"/>
      <text:h text:style-name="Heading_20_2" text:outline-level="2">2) (Conteo / combinatoria con condición)</text:h>
      <text:p text:style-name="Text_20_body">El Departamento tiene seis docentes titulares: <text:span text:style-name="Strong_20_Emphasis">Curie (C1)</text:span>, <text:span text:style-name="Strong_20_Emphasis">Cantor (C2)</text:span>, <text:span text:style-name="Strong_20_Emphasis">Hilbert (H)</text:span>, <text:span text:style-name="Strong_20_Emphasis">Noether (N)</text:span>, <text:span text:style-name="Strong_20_Emphasis">Fermat (F1)</text:span> y <text:span text:style-name="Strong_20_Emphasis">Fourier (F2)</text:span>.<text:line-break/>Se eligen <text:span text:style-name="Strong_20_Emphasis">tres</text:span> al azar, sin reemplazo.</text:p>
      <text:p text:style-name="Text_20_body">a) ¿Cuál es la probabilidad de que <text:span text:style-name="Strong_20_Emphasis">al menos uno</text:span> tenga apellido que comience con <text:span text:style-name="Strong_20_Emphasis">C</text:span>?<text:line-break/>b) Si se sabe que <text:span text:style-name="Strong_20_Emphasis">dos de los seleccionados tienen la misma inicial</text:span>, ¿cuál es la probabilidad de que esa inicial sea <text:span text:style-name="Strong_20_Emphasis">C</text:span>?</text:p>
      <text:p text:style-name="Horizontal_20_Line"/>
      <text:h text:style-name="Heading_20_2" text:outline-level="2">3) (Normal)</text:h>
      <text:p text:style-name="Text_20_body">Sea  X∼N(μ=100, σ=10). Hallar:</text:p>
      <text:p text:style-name="Text_20_body">a) P(X&lt;85)<text:line-break/>b) El valor k tal que P(X&lt;k)=0,10.<text:line-break/>c) El valor k tal que P(X&gt;k)=0,70.<text:line-break/>d) P(90&lt;X&lt;120).</text:p>
      <text:p text:style-name="Text_20_body">(En cada inciso graficar la curva normal e indicar áreas.)</text:p>
      <text:p text:style-name="Horizontal_20_Line"/>
      <text:h text:style-name="Heading_20_2" text:outline-level="2"><text:soft-page-break/>4) (Tolerancias con normal)</text:h>
      <text:p text:style-name="Text_20_body">Un proceso produce una dimensión que se distribuye normal con media μ=250 y σ=5.<text:line-break/>Se quiere fijar una tolerancia simétrica ±d tal que la especificación cubra <text:span text:style-name="Strong_20_Emphasis">95%</text:span> de las mediciones. Determinar d e indicar el intervalo  [250−d, 250+d]. Graficar.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4T20:12:05.063098691</meta:creation-date>
    <dc:date>2025-09-15T15:55:39.147254566</dc:date>
    <meta:editing-duration>PT22M34S</meta:editing-duration>
    <meta:editing-cycles>3</meta:editing-cycles>
    <meta:generator>LibreOffice/24.2.7.2$Linux_X86_64 LibreOffice_project/420$Build-2</meta:generator>
    <meta:document-statistic meta:table-count="2" meta:image-count="0" meta:object-count="0" meta:page-count="3" meta:paragraph-count="64" meta:word-count="471" meta:character-count="2788" meta:non-whitespace-character-count="2377"/>
  </office:meta>
</office:document-meta>
</file>